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2.5in" svg:height="1.3in" draw:z-index="0"><draw:text-box><text:p text:style-name="P1"/><text:p text:style-name="P1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2" text:anchor-type="as-char" svg:width="2.5in" svg:height="1.3in" draw:z-index="1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3" text:anchor-type="as-char" svg:width="2.5in" svg:height="1.3in" draw:z-index="2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/text:p>
      <text:p text:style-name="Standard"><draw:frame draw:style-name="fr1" draw:name="Frame4" text:anchor-type="as-char" svg:width="2.5in" svg:height="1.3in" draw:z-index="3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5" text:anchor-type="as-char" svg:width="2.5in" svg:height="1.3in" draw:z-index="4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6" text:anchor-type="as-char" svg:width="2.5in" svg:height="1.3in" draw:z-index="5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/text:p>
      <text:p text:style-name="Standard"><draw:frame draw:style-name="fr1" draw:name="Frame7" text:anchor-type="as-char" svg:width="2.5in" svg:height="1.3in" draw:z-index="6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8" text:anchor-type="as-char" svg:width="2.5in" svg:height="1.3in" draw:z-index="7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9" text:anchor-type="as-char" svg:width="2.5in" svg:height="1.3in" draw:z-index="8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/text:p>
      <text:p text:style-name="Standard"><draw:frame draw:style-name="fr1" draw:name="Frame10" text:anchor-type="as-char" svg:width="2.5in" svg:height="1.3in" draw:z-index="9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11" text:anchor-type="as-char" svg:width="2.5in" svg:height="1.3in" draw:z-index="10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text:database-next text:table-name="Current Inventory" text:table-type="table" text:condition="ooow:True" text:database-name="Komponen"/></text:p></draw:text-box></draw:frame><draw:frame draw:style-name="fr1" draw:name="Frame12" text:anchor-type="as-char" svg:width="2.5in" svg:height="1.3in" draw:z-index="11"><draw:text-box><text:p text:style-name="LabelsGua"/><text:p text:style-name="LabelsGua"/><text:p text:style-name="LabelsGua"/><text:p text:style-name="LabelsGua"/><text:p text:style-name="LabelsGua"><text:database-display text:table-name="Current Inventory" text:table-type="table" text:column-name="Part Number" text:database-name="Komponen">&lt;Part Number&gt;</text:database-display></text:p><text:p text:style-name="LabelsGua"><text:database-display text:table-name="Current Inventory" text:table-type="table" text:column-name="Manufacturer" text:database-name="Komponen">&lt;Manufacturer&gt;</text:database-display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LabelsGua" style:family="paragraph" style:parent-style-name="Standard" style:class="extra">
      <style:paragraph-properties fo:text-align="center" style:justify-single-word="false"/>
      <style:text-properties style:font-name="Tahoma" fo:font-size="9pt" fo:font-weight="bold" style:font-size-asian="9pt" style:font-weight-asian="bold" style:font-size-complex="9pt" style:font-weight-complex="bold"/>
    </style:style>
    <style:style style:name="Labels" style:family="graphic" style:auto-update="true">
      <style:graphic-properties svg:width="2.5in" svg:height="1.3in" text:anchor-type="as-char" svg:y="0in" fo:margin-left="0in" fo:margin-right="0.1in" fo:margin-top="0in" fo:margin-bottom="0.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6in" style:num-format="" style:paper-tray-name="Automatically Select" style:print-orientation="landscape" fo:margin-top="0.3in" fo:margin-bottom="0.0075in" fo:margin-left="0.1in" fo:margin-right="0.0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yanto </meta:initial-creator>
    <meta:creation-date>2019-07-17T10:58:17.61</meta:creation-date>
    <dc:date>2019-07-17T11:30:25.62</dc:date>
    <dc:creator>Hardiyanto </dc:creator>
    <meta:editing-duration>PT7M9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1" meta:paragraph-count="28" meta:word-count="36" meta:character-count="347"/>
  </office:meta>
</office:document-meta>
</file>